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7A0000026BF60A013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c0c0c0" draw:opacity="30%" draw:textarea-horizontal-align="justify" draw:textarea-vertical-align="middle" draw:auto-grow-height="false" draw:shadow-opacity="30%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cm" svg:height="4.778cm" svg:x="4.75cm" svg:y="4.472cm">
          <draw:image xlink:href="Pictures/100000000000067A0000026BF60A013D.png" xlink:type="simple" xlink:show="embed" xlink:actuate="onLoad">
            <text:p/>
          </draw:image>
        </draw:frame>
        <draw:custom-shape draw:style-name="gr2" draw:text-style-name="P1" draw:layer="layout" svg:width="1.25cm" svg:height="0.7cm" svg:x="4.95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07cm" svg:height="1.516cm" draw:transform="rotate (1.5707963267949) translate (4.867cm 6.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89cm" svg:y1="4.25cm" svg:x2="4.75cm" svg:y2="6.25cm">
          <text:p/>
        </draw:line>
        <draw:line draw:style-name="gr4" draw:text-style-name="P1" draw:layer="layout" svg:x1="6.5cm" svg:y1="10cm" svg:x2="5.75cm" svg:y2="7.75cm">
          <text:p/>
        </draw:line>
        <draw:frame draw:style-name="gr5" draw:layer="layout" svg:width="4.574cm" svg:height="0.962cm" svg:x="6.9cm" svg:y="9.7cm">
          <draw:text-box>
            <text:p>Power Jumper</text:p>
          </draw:text-box>
        </draw:frame>
        <draw:frame draw:style-name="gr5" draw:layer="layout" svg:width="7.648cm" svg:height="0.962cm" svg:x="2.189cm" svg:y="3.288cm">
          <draw:text-box>
            <text:p>Programmer/Serial Ca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3T18:05:19</meta:creation-date>
    <dc:date>2013-10-03T18:53:51</dc:date>
    <meta:editing-duration>PT42M52S</meta:editing-duration>
    <meta:editing-cycles>2</meta:editing-cycles>
    <meta:generator>LibreOffice/4.0.2.2$Linux_X86_64 LibreOffice_project/400m0$Build-2</meta:generator>
    <meta:document-statistic meta:object-count="7"/>
  </office:meta>
</office:document-meta>
</file>